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svg:stroke-width="0.035cm" svg:stroke-color="#000000" draw:marker-start-width="0.252cm" draw:marker-end-width="0.252cm" draw:fill="none" draw:fill-color="#729fcf" loext:fill-use-slide-background="false" draw:textarea-horizontal-align="justify" draw:textarea-vertical-align="middle" draw:auto-grow-height="false" fo:min-height="0.635cm" fo:min-width="2.54cm" fo:padding-top="0.017cm" fo:padding-bottom="0.017cm" fo:padding-left="0.017cm" fo:padding-right="0.017cm" style:writing-mode="lr-tb" loext:decorative="false"/>
      <style:paragraph-properties style:writing-mode="lr-tb"/>
    </style:style>
    <style:style style:name="gr2" style:family="graphic" style:parent-style-name="objectwithoutfill">
      <style:graphic-properties svg:stroke-width="0.018cm" svg:stroke-color="#000000" draw:marker-start-width="0.227cm" draw:marker-end="Arrowheads_20_1" draw:marker-end-width="0.227cm" draw:fill="none" draw:textarea-vertical-align="middle" draw:auto-grow-height="false" fo:padding-top="0.009cm" fo:padding-bottom="0.009cm" fo:padding-left="0.009cm" fo:padding-right="0.009cm" loext:decorative="false"/>
    </style:style>
    <style:style style:name="gr3" style:family="graphic" style:parent-style-name="standard">
      <style:graphic-properties draw:stroke="none" svg:stroke-width="0.018cm" svg:stroke-color="#000000" draw:marker-start-width="0.227cm" draw:marker-end-width="0.227cm" draw:fill="none" draw:fill-color="#ffffff" draw:textarea-vertical-align="middle" draw:auto-grow-height="false" draw:auto-grow-width="false" fo:min-height="0.39cm" fo:padding-top="0cm" fo:padding-bottom="0cm" fo:padding-left="0cm" fo:padding-right="0cm" loext:decorative="false"/>
      <style:paragraph-properties style:writing-mode="lr-tb"/>
    </style:style>
    <style:style style:name="gr4" style:family="graphic" style:parent-style-name="standard">
      <style:graphic-properties svg:stroke-width="0.035cm" svg:stroke-color="#000000" draw:marker-start-width="0.252cm" draw:marker-end-width="0.252cm" draw:fill="none" draw:fill-color="#729fcf" loext:fill-use-slide-background="false" draw:textarea-horizontal-align="justify" draw:textarea-vertical-align="middle" draw:auto-grow-height="false" fo:min-height="0.635cm" fo:min-width="2.54cm" fo:padding-top="0.017cm" fo:padding-bottom="0.017cm" fo:padding-left="0.017cm" fo:padding-right="0.017cm" style:writing-mode="lr-tb" loext:decorative="false"/>
      <style:paragraph-properties style:writing-mode="lr-tb"/>
    </style:style>
    <style:style style:name="gr5" style:family="graphic" style:parent-style-name="standard">
      <style:graphic-properties draw:stroke="none" svg:stroke-width="0.018cm" svg:stroke-color="#000000" draw:marker-start-width="0.227cm" draw:marker-end-width="0.227cm" draw:fill="none" draw:fill-color="#ffffff" draw:textarea-vertical-align="middle" draw:auto-grow-height="false" draw:auto-grow-width="false" fo:min-height="1.02cm" fo:padding-top="0cm" fo:padding-bottom="0cm" fo:padding-left="0cm" fo:padding-right="0cm" loext:decorative="false"/>
      <style:paragraph-properties style:writing-mode="lr-tb"/>
    </style:style>
    <style:style style:name="gr6" style:family="graphic" style:parent-style-name="standard">
      <style:graphic-properties svg:stroke-width="0.035cm" svg:stroke-color="#000000" draw:marker-start-width="0.252cm" draw:marker-end-width="0.252cm" draw:fill="none" draw:fill-color="#729fcf" loext:fill-use-slide-background="false" draw:textarea-horizontal-align="justify" draw:textarea-vertical-align="middle" draw:auto-grow-height="false" fo:min-height="0.633cm" fo:min-width="2.54cm" fo:padding-top="0.017cm" fo:padding-bottom="0.017cm" fo:padding-left="0.017cm" fo:padding-right="0.017cm" style:writing-mode="lr-tb" loext:decorative="false"/>
      <style:paragraph-properties style:writing-mode="lr-tb"/>
    </style:style>
    <style:style style:name="gr7" style:family="graphic" style:parent-style-name="standard">
      <style:graphic-properties draw:stroke="none" svg:stroke-width="0.018cm" svg:stroke-color="#000000" draw:marker-start-width="0.227cm" draw:marker-end-width="0.227cm" draw:fill="none" draw:fill-color="#ffffff" draw:textarea-vertical-align="middle" draw:auto-grow-height="false" draw:auto-grow-width="false" fo:min-height="1.655cm" fo:padding-top="0cm" fo:padding-bottom="0cm" fo:padding-left="0cm" fo:padding-right="0cm" loext:decorative="false"/>
      <style:paragraph-properties style:writing-mode="lr-tb"/>
    </style:style>
    <style:style style:name="gr8" style:family="graphic" style:parent-style-name="objectwithoutfill">
      <style:graphic-properties svg:stroke-width="0.018cm" svg:stroke-color="#000000" draw:marker-start="Arrowheads_20_1" draw:marker-start-width="0.227cm" draw:marker-end-width="0.227cm" draw:fill="none" draw:textarea-vertical-align="middle" draw:auto-grow-height="false" fo:padding-top="0.009cm" fo:padding-bottom="0.009cm" fo:padding-left="0.009cm" fo:padding-right="0.009cm" loext:decorative="false"/>
    </style:style>
    <style:style style:name="gr9" style:family="graphic" style:parent-style-name="standard">
      <style:graphic-properties svg:stroke-width="0.035cm" svg:stroke-color="#000000" draw:marker-start-width="0.252cm" draw:marker-end-width="0.252cm" draw:fill="none" draw:fill-color="#729fcf" loext:fill-use-slide-background="false" draw:textarea-horizontal-align="justify" draw:textarea-vertical-align="middle" draw:auto-grow-height="false" fo:min-height="0.565cm" fo:min-width="1.517cm" fo:padding-top="0.017cm" fo:padding-bottom="0.017cm" fo:padding-left="0.017cm" fo:padding-right="0.017cm" style:writing-mode="lr-tb" loext:decorative="false"/>
      <style:paragraph-properties style:writing-mode="lr-tb"/>
    </style:style>
    <style:style style:name="gr10" style:family="graphic" style:parent-style-name="standard">
      <style:graphic-properties draw:stroke="none" svg:stroke-width="0.018cm" svg:stroke-color="#000000" draw:marker-start-width="0.227cm" draw:marker-end-width="0.227cm" draw:fill="none" draw:fill-color="#ffffff" draw:textarea-vertical-align="middle" draw:auto-grow-height="false" draw:auto-grow-width="false" fo:min-height="0.39cm" fo:padding-top="0cm" fo:padding-bottom="0cm" fo:padding-left="0cm" fo:padding-right="0cm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11" style:family="graphic" style:parent-style-name="objectwithoutfill">
      <style:graphic-properties svg:stroke-width="0.018cm" svg:stroke-color="#000000" draw:marker-start-width="0.227cm" draw:marker-end-width="0.227cm" draw:fill="none" draw:textarea-vertical-align="middle" draw:auto-grow-height="false" fo:padding-top="0.009cm" fo:padding-bottom="0.009cm" fo:padding-left="0.009cm" fo:padding-right="0.009cm" loext:decorative="false"/>
    </style:style>
    <style:style style:name="gr12" style:family="graphic" style:parent-style-name="standard">
      <style:graphic-properties draw:stroke="none" svg:stroke-width="0.018cm" svg:stroke-color="#000000" draw:marker-start-width="0.227cm" draw:marker-end-width="0.227cm" draw:fill="none" draw:fill-color="#ffffff" draw:textarea-horizontal-align="center" draw:textarea-vertical-align="middle" draw:auto-grow-height="false" draw:auto-grow-width="false" fo:min-height="0.39cm" fo:padding-top="0cm" fo:padding-bottom="0cm" fo:padding-left="0cm" fo:padding-right="0cm" loext:decorative="false"/>
      <style:paragraph-properties style:writing-mode="lr-tb"/>
    </style:style>
    <style:style style:name="gr13" style:family="graphic" style:parent-style-name="standard" style:list-style-name="L1">
      <style:graphic-properties svg:stroke-width="0.035cm" svg:stroke-color="#000000" draw:marker-start-width="0.252cm" draw:marker-end-width="0.252cm" draw:fill="none" draw:fill-color="#729fcf" loext:fill-use-slide-background="false" draw:textarea-horizontal-align="justify" draw:textarea-vertical-align="middle" draw:auto-grow-height="false" fo:min-height="0.635cm" fo:min-width="1.587cm" fo:padding-top="0.017cm" fo:padding-bottom="0.017cm" fo:padding-left="0.017cm" fo:padding-right="0.017cm" style:writing-mode="lr-tb" loext:decorative="false"/>
      <style:paragraph-properties style:writing-mode="lr-tb"/>
    </style:style>
    <style:style style:name="gr14" style:family="graphic" style:parent-style-name="standard" style:list-style-name="L1">
      <style:graphic-properties svg:stroke-width="0.035cm" svg:stroke-color="#000000" draw:marker-start-width="0.252cm" draw:marker-end-width="0.252cm" draw:fill="none" draw:fill-color="#729fcf" loext:fill-use-slide-background="false" draw:textarea-horizontal-align="justify" draw:textarea-vertical-align="middle" draw:auto-grow-height="false" fo:min-height="0.634cm" fo:min-width="3.175cm" fo:padding-top="0.017cm" fo:padding-bottom="0.017cm" fo:padding-left="0.017cm" fo:padding-right="0.017cm" style:writing-mode="lr-tb" loext:decorative="false"/>
      <style:paragraph-properties style:writing-mode="lr-tb"/>
    </style:style>
    <style:style style:name="gr15" style:family="graphic" style:parent-style-name="standard" style:list-style-name="L1">
      <style:graphic-properties svg:stroke-width="0.035cm" svg:stroke-color="#000000" draw:marker-start-width="0.252cm" draw:marker-end-width="0.252cm" draw:fill="none" draw:fill-color="#729fcf" loext:fill-use-slide-background="false" draw:textarea-horizontal-align="justify" draw:textarea-vertical-align="top" draw:auto-grow-height="false" fo:min-height="2.858cm" fo:min-width="3.174cm" fo:padding-top="0.017cm" fo:padding-bottom="0.017cm" fo:padding-left="0.017cm" fo:padding-right="0.017cm" style:writing-mode="lr-tb" loext:decorative="false"/>
      <style:paragraph-properties style:writing-mode="lr-tb"/>
    </style:style>
    <style:style style:name="gr16" style:family="graphic" style:parent-style-name="standard" style:list-style-name="L1">
      <style:graphic-properties svg:stroke-width="0.035cm" svg:stroke-color="#000000" draw:marker-start-width="0.252cm" draw:marker-end-width="0.252cm" draw:fill="none" draw:fill-color="#729fcf" loext:fill-use-slide-background="false" draw:textarea-horizontal-align="justify" draw:textarea-vertical-align="middle" draw:auto-grow-height="false" fo:min-height="0.635cm" fo:min-width="1.587cm" fo:padding-top="0.017cm" fo:padding-bottom="0.017cm" fo:padding-left="0.017cm" fo:padding-right="0.017cm" style:writing-mode="lr-tb" loext:decorative="false"/>
      <style:paragraph-properties style:writing-mode="lr-tb"/>
    </style:style>
    <style:style style:name="gr17" style:family="graphic" style:parent-style-name="standard">
      <style:graphic-properties svg:stroke-width="0.035cm" svg:stroke-color="#000000" draw:marker-start-width="0.252cm" draw:marker-end-width="0.252cm" draw:fill="none" draw:fill-color="#729fcf" loext:fill-use-slide-background="false" draw:textarea-horizontal-align="justify" draw:textarea-vertical-align="top" draw:auto-grow-height="false" fo:min-height="1.905cm" fo:min-width="2.539cm" fo:padding-top="0.017cm" fo:padding-bottom="0.017cm" fo:padding-left="0.017cm" fo:padding-right="0.017cm" style:writing-mode="lr-tb" loext:decorative="false"/>
      <style:paragraph-properties style:writing-mode="lr-tb"/>
    </style:style>
    <style:style style:name="gr18" style:family="graphic" style:parent-style-name="standard">
      <style:graphic-properties draw:stroke="none" svg:stroke-width="0.018cm" svg:stroke-color="#000000" draw:marker-start-width="0.227cm" draw:marker-end-width="0.227cm" draw:fill="none" draw:fill-color="#ffffff" draw:textarea-vertical-align="middle" draw:auto-grow-height="false" draw:auto-grow-width="false" fo:min-height="0.385cm" fo:padding-top="0cm" fo:padding-bottom="0cm" fo:padding-left="0cm" fo:padding-right="0cm" loext:decorative="false"/>
      <style:paragraph-properties style:writing-mode="lr-tb"/>
    </style:style>
    <style:style style:name="gr19" style:family="graphic" style:parent-style-name="standard">
      <style:graphic-properties svg:stroke-width="0.035cm" svg:stroke-color="#000000" draw:marker-start-width="0.252cm" draw:marker-end-width="0.252cm" draw:fill="none" draw:fill-color="#729fcf" loext:fill-use-slide-background="false" draw:textarea-horizontal-align="justify" draw:textarea-vertical-align="middle" draw:auto-grow-height="false" fo:min-height="0.32cm" fo:min-width="1.904cm" fo:padding-top="0.017cm" fo:padding-bottom="0.017cm" fo:padding-left="0.017cm" fo:padding-right="0.017cm" style:writing-mode="lr-tb" loext:decorative="false"/>
      <style:paragraph-properties style:writing-mode="lr-tb"/>
    </style:style>
    <style:style style:name="gr20" style:family="graphic" style:parent-style-name="standard">
      <style:graphic-properties svg:stroke-width="0.035cm" svg:stroke-color="#000000" draw:marker-start-width="0.252cm" draw:marker-end-width="0.252cm" draw:fill="none" draw:fill-color="#729fcf" loext:fill-use-slide-background="false" draw:textarea-horizontal-align="justify" draw:textarea-vertical-align="middle" draw:auto-grow-height="false" fo:min-height="0.315cm" fo:min-width="1.904cm" fo:padding-top="0.017cm" fo:padding-bottom="0.017cm" fo:padding-left="0.017cm" fo:padding-right="0.017cm" style:writing-mode="lr-tb" loext:decorative="false"/>
      <style:paragraph-properties style:writing-mode="lr-tb"/>
    </style:style>
    <style:style style:name="gr21" style:family="graphic" style:parent-style-name="standard">
      <style:graphic-properties svg:stroke-width="0.035cm" svg:stroke-color="#000000" draw:marker-start-width="0.252cm" draw:marker-end-width="0.252cm" draw:fill="none" draw:fill-color="#729fcf" loext:fill-use-slide-background="false" draw:textarea-horizontal-align="justify" draw:textarea-vertical-align="middle" draw:auto-grow-height="false" fo:min-height="0.317cm" fo:min-width="1.904cm" fo:padding-top="0.017cm" fo:padding-bottom="0.017cm" fo:padding-left="0.017cm" fo:padding-right="0.017cm" style:writing-mode="lr-tb" loext:decorative="false"/>
      <style:paragraph-properties style:writing-mode="lr-tb"/>
    </style:style>
    <style:style style:name="gr22" style:family="graphic" style:parent-style-name="standard">
      <style:graphic-properties svg:stroke-width="0.035cm" svg:stroke-color="#000000" draw:marker-start-width="0.252cm" draw:marker-end-width="0.252cm" draw:fill="none" draw:fill-color="#729fcf" loext:fill-use-slide-background="false" draw:textarea-horizontal-align="justify" draw:textarea-vertical-align="middle" draw:auto-grow-height="false" fo:min-height="0.318cm" fo:min-width="1.904cm" fo:padding-top="0.017cm" fo:padding-bottom="0.017cm" fo:padding-left="0.017cm" fo:padding-right="0.017cm" style:writing-mode="lr-tb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/>
      <style:text-properties style:font-name="Liberation Serif" fo:font-size="6pt"/>
    </style:style>
    <style:style style:name="P2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 style:writing-mode="lr-tb"/>
      <style:text-properties style:font-name="Liberation Serif" fo:font-size="6pt"/>
    </style:style>
    <style:style style:name="P3" style:family="paragraph">
      <loext:graphic-properties draw:fill="none"/>
      <style:paragraph-properties fo:text-align="center"/>
      <style:text-properties style:font-name="Liberation Serif" fo:font-size="6pt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style:font-name="Liberation Serif" fo:font-size="6pt"/>
    </style:style>
    <style:style style:name="P6" style:family="paragraph">
      <style:paragraph-properties fo:text-align="center"/>
      <style:text-properties style:font-name="Liberation Serif" fo:font-size="6pt"/>
    </style:style>
    <style:style style:name="P7" style:family="paragraph">
      <loext:graphic-properties draw:fill="none" draw:fill-color="#729fcf"/>
      <style:paragraph-properties fo:text-align="center" style:writing-mode="lr-tb"/>
      <style:text-properties style:font-name="Liberation Serif" fo:font-size="6pt"/>
    </style:style>
    <style:style style:name="P8" style:family="paragraph">
      <style:paragraph-properties fo:margin-left="0cm" fo:margin-right="0cm" fo:margin-top="0cm" fo:margin-bottom="0cm" fo:line-height="100%" fo:text-align="center" fo:text-indent="0cm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erif" fo:font-size="6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erif" fo:font-size="6pt"/>
    </style:style>
    <style:style style:name="T3" style:family="text">
      <style:text-properties style:font-name="Liberation Serif" fo:font-size="6pt" fo:font-style="italic" style:font-style-asian="italic" style:font-style-complex="italic"/>
    </style:style>
    <style:style style:name="T4" style:family="text">
      <style:text-properties style:font-name="Liberation Serif" fo:font-size="6pt"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54cm" svg:height="0.635cm" svg:x="4.127cm" svg:y="1.588cm">
          <text:p text:style-name="P1"><text:span text:style-name="T1">Registration page</text:span></text:p>
          <text:p text:style-name="P1"><text:span text:style-name="T2">(Figma &amp; React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3" draw:layer="layout" svg:x1="6.667cm" svg:y1="1.588cm" svg:x2="16.51cm" svg:y2="1.588cm">
          <text:p/>
        </draw:line>
        <draw:frame draw:style-name="gr3" draw:text-style-name="P5" draw:layer="layout" svg:width="9.843cm" svg:height="0.317cm" svg:x="6.667cm" svg:y="1.271cm">
          <draw:text-box>
            <text:p text:style-name="P4"><text:span text:style-name="T2">Register new user account</text:span></text:p>
          </draw:text-box>
        </draw:frame>
        <draw:custom-shape draw:style-name="gr4" draw:text-style-name="P7" draw:layer="layout" svg:width="2.54cm" svg:height="0.635cm" svg:x="4.127cm" svg:y="2.858cm">
          <text:p text:style-name="P6"><text:span text:style-name="T2">Login page</text:span></text:p>
          <text:p text:style-name="P1"><text:span text:style-name="T2">(Figma &amp; React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3" draw:layer="layout" svg:x1="6.667cm" svg:y1="2.858cm" svg:x2="16.51cm" svg:y2="2.858cm">
          <text:p/>
        </draw:line>
        <draw:frame draw:style-name="gr3" draw:text-style-name="P5" draw:layer="layout" svg:width="9.843cm" svg:height="0.317cm" svg:x="6.667cm" svg:y="2.541cm">
          <draw:text-box>
            <text:p text:style-name="P4"><text:span text:style-name="T2">Authenticate user &amp; begin login session</text:span></text:p>
          </draw:text-box>
        </draw:frame>
        <draw:custom-shape draw:style-name="gr4" draw:text-style-name="P7" draw:layer="layout" svg:width="2.54cm" svg:height="0.635cm" svg:x="4.127cm" svg:y="5.716cm">
          <text:p text:style-name="P6"><text:span text:style-name="T2">Dashboard page</text:span></text:p>
          <text:p text:style-name="P1"><text:span text:style-name="T2">(Figma &amp; React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3" draw:layer="layout" svg:x1="6.667cm" svg:y1="5.716cm" svg:x2="16.51cm" svg:y2="5.716cm">
          <text:p/>
        </draw:line>
        <draw:frame draw:style-name="gr5" draw:text-style-name="P5" draw:layer="layout" svg:width="9.843cm" svg:height="0.635cm" svg:x="6.667cm" svg:y="5.081cm">
          <draw:text-box>
            <text:p text:style-name="P4"><text:span text:style-name="T2">GET /api/dashboard/overview?month=</text:span><text:span text:style-name="T3">YYYY</text:span><text:span text:style-name="T2">-</text:span><text:span text:style-name="T3">MM</text:span><text:span text:style-name="T2">&amp;includeAi=</text:span><text:span text:style-name="T3">BOOLEAN</text:span></text:p>
            <text:p text:style-name="P4"><text:span text:style-name="T4">POST /api/ai/dashboard-insights</text:span></text:p>
          </draw:text-box>
        </draw:frame>
        <draw:custom-shape draw:style-name="gr4" draw:text-style-name="P7" draw:layer="layout" svg:width="2.54cm" svg:height="0.635cm" svg:x="4.127cm" svg:y="10.796cm">
          <text:p text:style-name="P6"><text:span text:style-name="T2">Goals page</text:span></text:p>
          <text:p text:style-name="P1"><text:span text:style-name="T2">(Figma &amp; React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3" draw:layer="layout" svg:x1="6.667cm" svg:y1="10.796cm" svg:x2="16.51cm" svg:y2="10.796cm">
          <text:p/>
        </draw:line>
        <draw:frame draw:style-name="gr3" draw:text-style-name="P5" draw:layer="layout" svg:width="9.843cm" svg:height="0.39cm" svg:x="6.667cm" svg:y="10.406cm">
          <draw:text-box>
            <text:p text:style-name="P4"><text:span text:style-name="T2">Read/write goals</text:span></text:p>
          </draw:text-box>
        </draw:frame>
        <draw:custom-shape draw:style-name="gr6" draw:text-style-name="P7" draw:layer="layout" svg:width="2.54cm" svg:height="0.633cm" svg:x="4.127cm" svg:y="9.528cm">
          <text:p text:style-name="P6"><text:span text:style-name="T2">Expenses management page</text:span></text:p>
          <text:p text:style-name="P1"><text:span text:style-name="T2">(Figma &amp; React)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5" draw:layer="layout" svg:width="9.843cm" svg:height="1.27cm" svg:x="6.667cm" svg:y="8.256cm">
          <draw:text-box>
            <text:p text:style-name="P4"><text:span text:style-name="T4">GET /api/expenses?month=</text:span><text:span text:style-name="T3">YYYY</text:span><text:span text:style-name="T4">-</text:span><text:span text:style-name="T3">MM</text:span></text:p>
            <text:p text:style-name="P4"><text:span text:style-name="T4">POST /api/expenses</text:span></text:p>
            <text:p text:style-name="P4"><text:span text:style-name="T4">PUT /api/expenses/</text:span><text:span text:style-name="T3">expenseId</text:span></text:p>
            <text:p text:style-name="P4"><text:span text:style-name="T4">DELETE /api/expenses/</text:span><text:span text:style-name="T3">expenseId</text:span></text:p>
          </draw:text-box>
        </draw:frame>
        <draw:line draw:style-name="gr2" draw:text-style-name="P3" draw:layer="layout" svg:x1="6.667cm" svg:y1="9.526cm" svg:x2="16.51cm" svg:y2="9.526cm">
          <text:p/>
        </draw:line>
        <draw:custom-shape draw:style-name="gr4" draw:text-style-name="P7" draw:layer="layout" svg:width="2.54cm" svg:height="0.635cm" svg:x="4.127cm" svg:y="12.066cm">
          <text:p text:style-name="P6"><text:span text:style-name="T2">Insights/forecast page</text:span></text:p>
          <text:p text:style-name="P1"><text:span text:style-name="T2">(Figma &amp; React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3" draw:layer="layout" svg:x1="6.667cm" svg:y1="12.066cm" svg:x2="16.51cm" svg:y2="12.066cm">
          <text:p/>
        </draw:line>
        <draw:frame draw:style-name="gr3" draw:text-style-name="P5" draw:layer="layout" svg:width="9.843cm" svg:height="0.317cm" svg:x="6.667cm" svg:y="11.749cm">
          <draw:text-box>
            <text:p text:style-name="P4"><text:span text:style-name="T2">Request “insights” from LLM</text:span></text:p>
          </draw:text-box>
        </draw:frame>
        <draw:custom-shape draw:style-name="gr4" draw:text-style-name="P7" draw:layer="layout" svg:width="2.54cm" svg:height="0.635cm" svg:x="4.127cm" svg:y="7.303cm">
          <text:p text:style-name="P6"><text:span text:style-name="T2">Budgets page</text:span></text:p>
          <text:p text:style-name="P1"><text:span text:style-name="T2">(Figma &amp; React)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5" draw:layer="layout" svg:width="9.843cm" svg:height="0.635cm" svg:x="6.667cm" svg:y="6.668cm">
          <draw:text-box>
            <text:p text:style-name="P4"><text:span text:style-name="T4">GET /api/budgets?month=</text:span><text:span text:style-name="T3">YYYY</text:span><text:span text:style-name="T4">-</text:span><text:span text:style-name="T3">MM</text:span></text:p>
            <text:p text:style-name="P8"><text:span text:style-name="T1">PUT </text:span><text:span text:style-name="T4">/api/budgets?month=</text:span><text:span text:style-name="T3">YYYY</text:span><text:span text:style-name="T4">-</text:span><text:span text:style-name="T3">MM</text:span></text:p>
          </draw:text-box>
        </draw:frame>
        <draw:line draw:style-name="gr2" draw:text-style-name="P3" draw:layer="layout" svg:x1="6.667cm" svg:y1="7.303cm" svg:x2="16.51cm" svg:y2="7.303cm">
          <text:p/>
        </draw:line>
        <draw:line draw:style-name="gr8" draw:text-style-name="P3" draw:layer="layout" svg:x1="6.668cm" svg:y1="2.223cm" svg:x2="16.827cm" svg:y2="2.223cm">
          <text:p/>
        </draw:line>
        <draw:frame draw:style-name="gr3" draw:text-style-name="P5" draw:layer="layout" svg:width="9.843cm" svg:height="0.317cm" svg:x="6.667cm" svg:y="1.906cm">
          <draw:text-box>
            <text:p text:style-name="P4"><text:span text:style-name="T2">Login-session keys</text:span></text:p>
          </draw:text-box>
        </draw:frame>
        <draw:line draw:style-name="gr8" draw:text-style-name="P3" draw:layer="layout" svg:x1="6.668cm" svg:y1="3.493cm" svg:x2="16.827cm" svg:y2="3.493cm">
          <text:p/>
        </draw:line>
        <draw:frame draw:style-name="gr3" draw:text-style-name="P5" draw:layer="layout" svg:width="9.843cm" svg:height="0.39cm" svg:x="6.667cm" svg:y="3.103cm">
          <draw:text-box>
            <text:p text:style-name="P4"><text:span text:style-name="T2">Login-session keys</text:span></text:p>
          </draw:text-box>
        </draw:frame>
        <draw:line draw:style-name="gr8" draw:text-style-name="P3" draw:layer="layout" svg:x1="6.668cm" svg:y1="6.351cm" svg:x2="16.827cm" svg:y2="6.351cm">
          <text:p/>
        </draw:line>
        <draw:frame draw:style-name="gr3" draw:text-style-name="P5" draw:layer="layout" svg:width="9.524cm" svg:height="0.318cm" svg:x="6.985cm" svg:y="6.033cm">
          <draw:text-box>
            <text:p text:style-name="P4"><text:span text:style-name="T2">Month </text:span><text:span text:style-name="T3">YYYY</text:span><text:span text:style-name="T2">-</text:span><text:span text:style-name="T3">MM</text:span><text:span text:style-name="T4">’s</text:span><text:span text:style-name="T2"> updated per-category &amp; total budgets/expenses; “insights” from LLM if includeAi is true</text:span></text:p>
          </draw:text-box>
        </draw:frame>
        <draw:line draw:style-name="gr8" draw:text-style-name="P3" draw:layer="layout" svg:x1="6.668cm" svg:y1="11.431cm" svg:x2="16.827cm" svg:y2="11.431cm">
          <text:p/>
        </draw:line>
        <draw:frame draw:style-name="gr3" draw:text-style-name="P5" draw:layer="layout" svg:width="9.843cm" svg:height="0.318cm" svg:x="6.667cm" svg:y="11.113cm">
          <draw:text-box>
            <text:p text:style-name="P4"><text:span text:style-name="T2">Updated goals</text:span></text:p>
          </draw:text-box>
        </draw:frame>
        <draw:line draw:style-name="gr8" draw:text-style-name="P3" draw:layer="layout" svg:x1="6.667cm" svg:y1="10.161cm" svg:x2="16.827cm" svg:y2="10.161cm">
          <text:p/>
        </draw:line>
        <draw:frame draw:style-name="gr3" draw:text-style-name="P5" draw:layer="layout" svg:width="10.16cm" svg:height="0.318cm" svg:x="6.667cm" svg:y="9.843cm">
          <draw:text-box>
            <text:p text:style-name="P4"><text:span text:style-name="T2">Month </text:span><text:span text:style-name="T3">YYYY</text:span><text:span text:style-name="T2">-</text:span><text:span text:style-name="T3">MM</text:span><text:span text:style-name="T2">’s updated expenses</text:span></text:p>
          </draw:text-box>
        </draw:frame>
        <draw:line draw:style-name="gr8" draw:text-style-name="P3" draw:layer="layout" svg:x1="6.668cm" svg:y1="12.701cm" svg:x2="16.827cm" svg:y2="12.701cm">
          <text:p/>
        </draw:line>
        <draw:frame draw:style-name="gr3" draw:text-style-name="P5" draw:layer="layout" svg:width="9.843cm" svg:height="0.317cm" svg:x="6.667cm" svg:y="12.384cm">
          <draw:text-box>
            <text:p text:style-name="P4"><text:span text:style-name="T2">“Insights” from LLM</text:span></text:p>
          </draw:text-box>
        </draw:frame>
        <draw:line draw:style-name="gr8" draw:text-style-name="P3" draw:layer="layout" svg:x1="6.668cm" svg:y1="7.938cm" svg:x2="16.827cm" svg:y2="7.938cm">
          <text:p/>
        </draw:line>
        <draw:frame draw:style-name="gr3" draw:text-style-name="P5" draw:layer="layout" svg:width="9.843cm" svg:height="0.39cm" svg:x="6.667cm" svg:y="7.548cm">
          <draw:text-box>
            <text:p text:style-name="P4"><text:span text:style-name="T2">Month </text:span><text:span text:style-name="T3">YYYY</text:span><text:span text:style-name="T2">-</text:span><text:span text:style-name="T3">MM</text:span><text:span text:style-name="T2">’s updated budgets</text:span></text:p>
          </draw:text-box>
        </draw:frame>
        <draw:custom-shape draw:style-name="gr4" draw:text-style-name="P7" draw:layer="layout" svg:width="2.54cm" svg:height="0.635cm" svg:x="4.127cm" svg:y="4.128cm">
          <text:p text:style-name="P6"><text:span text:style-name="T2">Profile page</text:span></text:p>
          <text:p text:style-name="P1"><text:span text:style-name="T2">(Figma &amp; React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3" draw:layer="layout" svg:x1="6.667cm" svg:y1="4.128cm" svg:x2="16.51cm" svg:y2="4.128cm">
          <text:p/>
        </draw:line>
        <draw:frame draw:style-name="gr3" draw:text-style-name="P5" draw:layer="layout" svg:width="9.843cm" svg:height="0.318cm" svg:x="6.667cm" svg:y="3.811cm">
          <draw:text-box>
            <text:p text:style-name="P4"><text:span text:style-name="T2">Read/write profile information</text:span></text:p>
          </draw:text-box>
        </draw:frame>
        <draw:line draw:style-name="gr8" draw:text-style-name="P3" draw:layer="layout" svg:x1="6.668cm" svg:y1="4.763cm" svg:x2="16.827cm" svg:y2="4.763cm">
          <text:p/>
        </draw:line>
        <draw:frame draw:style-name="gr3" draw:text-style-name="P5" draw:layer="layout" svg:width="9.525cm" svg:height="0.317cm" svg:x="6.667cm" svg:y="4.446cm">
          <draw:text-box>
            <text:p text:style-name="P4"><text:span text:style-name="T2">Updated profile information</text:span></text:p>
          </draw:text-box>
        </draw:frame>
        <draw:custom-shape draw:style-name="gr9" draw:text-style-name="P7" draw:layer="layout" svg:width="1.587cm" svg:height="0.635cm" svg:x="0.635cm" svg:y="1.588cm">
          <text:p text:style-name="P6"><text:span text:style-name="T2">Navigation bar</text:span></text:p>
          <text:p text:style-name="P6"><text:span text:style-name="T2">(Figma &amp; React)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5" draw:layer="layout" svg:width="0.952cm" svg:height="0.317cm" svg:x="2.223cm" svg:y="1.271cm">
          <draw:text-box>
            <text:p text:style-name="P4"><text:span text:style-name="T2">Links to</text:span></text:p>
          </draw:text-box>
        </draw:frame>
        <draw:line draw:style-name="gr2" draw:text-style-name="P3" draw:layer="layout" svg:x1="2.222cm" svg:y1="1.59cm" svg:x2="3.492cm" svg:y2="1.588cm">
          <text:p/>
        </draw:line>
        <draw:line draw:style-name="gr8" draw:text-style-name="P3" draw:layer="layout" svg:x1="2.222cm" svg:y1="2.223cm" svg:x2="3.81cm" svg:y2="2.223cm">
          <text:p/>
        </draw:line>
        <draw:frame draw:style-name="gr3" draw:text-style-name="P5" draw:layer="layout" svg:width="0.953cm" svg:height="0.317cm" svg:x="2.539cm" svg:y="1.906cm">
          <draw:text-box>
            <text:p text:style-name="P4"><text:span text:style-name="T2">Includes</text:span></text:p>
          </draw:text-box>
        </draw:frame>
        <draw:line draw:style-name="gr2" draw:text-style-name="P3" draw:layer="layout" svg:x1="3.492cm" svg:y1="1.588cm" svg:x2="4.127cm" svg:y2="1.588cm">
          <text:p/>
        </draw:line>
        <draw:line draw:style-name="gr2" draw:text-style-name="P3" draw:layer="layout" svg:x1="3.492cm" svg:y1="2.858cm" svg:x2="4.127cm" svg:y2="2.858cm">
          <text:p/>
        </draw:line>
        <draw:line draw:style-name="gr2" draw:text-style-name="P3" draw:layer="layout" svg:x1="3.492cm" svg:y1="4.128cm" svg:x2="4.127cm" svg:y2="4.128cm">
          <text:p/>
        </draw:line>
        <draw:line draw:style-name="gr2" draw:text-style-name="P3" draw:layer="layout" svg:x1="3.492cm" svg:y1="5.716cm" svg:x2="4.127cm" svg:y2="5.716cm">
          <text:p/>
        </draw:line>
        <draw:line draw:style-name="gr2" draw:text-style-name="P3" draw:layer="layout" svg:x1="3.492cm" svg:y1="7.303cm" svg:x2="4.127cm" svg:y2="7.303cm">
          <text:p/>
        </draw:line>
        <draw:line draw:style-name="gr2" draw:text-style-name="P3" draw:layer="layout" svg:x1="3.492cm" svg:y1="9.526cm" svg:x2="4.127cm" svg:y2="9.526cm">
          <text:p/>
        </draw:line>
        <draw:line draw:style-name="gr2" draw:text-style-name="P3" draw:layer="layout" svg:x1="3.492cm" svg:y1="10.796cm" svg:x2="4.127cm" svg:y2="10.796cm">
          <text:p/>
        </draw:line>
        <draw:line draw:style-name="gr2" draw:text-style-name="P3" draw:layer="layout" svg:x1="3.492cm" svg:y1="12.066cm" svg:x2="4.127cm" svg:y2="12.066cm">
          <text:p/>
        </draw:line>
        <draw:line draw:style-name="gr11" draw:text-style-name="P3" draw:layer="layout" svg:x1="3.492cm" svg:y1="1.588cm" svg:x2="3.492cm" svg:y2="12.066cm">
          <text:p/>
        </draw:line>
        <draw:line draw:style-name="gr8" draw:text-style-name="P3" draw:layer="layout" svg:x1="3.81cm" svg:y1="2.223cm" svg:x2="4.127cm" svg:y2="2.223cm">
          <text:p/>
        </draw:line>
        <draw:line draw:style-name="gr8" draw:text-style-name="P3" draw:layer="layout" svg:x1="3.81cm" svg:y1="3.493cm" svg:x2="4.127cm" svg:y2="3.493cm">
          <text:p/>
        </draw:line>
        <draw:line draw:style-name="gr8" draw:text-style-name="P3" draw:layer="layout" svg:x1="3.81cm" svg:y1="4.763cm" svg:x2="4.127cm" svg:y2="4.763cm">
          <text:p/>
        </draw:line>
        <draw:line draw:style-name="gr8" draw:text-style-name="P3" draw:layer="layout" svg:x1="3.81cm" svg:y1="6.351cm" svg:x2="4.127cm" svg:y2="6.351cm">
          <text:p/>
        </draw:line>
        <draw:line draw:style-name="gr8" draw:text-style-name="P3" draw:layer="layout" svg:x1="3.81cm" svg:y1="7.938cm" svg:x2="4.127cm" svg:y2="7.938cm">
          <text:p/>
        </draw:line>
        <draw:line draw:style-name="gr8" draw:text-style-name="P3" draw:layer="layout" svg:x1="3.81cm" svg:y1="10.161cm" svg:x2="4.127cm" svg:y2="10.161cm">
          <text:p/>
        </draw:line>
        <draw:line draw:style-name="gr8" draw:text-style-name="P3" draw:layer="layout" svg:x1="3.81cm" svg:y1="11.431cm" svg:x2="4.127cm" svg:y2="11.431cm">
          <text:p/>
        </draw:line>
        <draw:line draw:style-name="gr8" draw:text-style-name="P3" draw:layer="layout" svg:x1="3.81cm" svg:y1="12.701cm" svg:x2="4.127cm" svg:y2="12.701cm">
          <text:p/>
        </draw:line>
        <draw:line draw:style-name="gr11" draw:text-style-name="P3" draw:layer="layout" svg:x1="3.81cm" svg:y1="2.223cm" svg:x2="3.81cm" svg:y2="12.701cm">
          <text:p/>
        </draw:line>
        <draw:line draw:style-name="gr11" draw:text-style-name="P3" draw:layer="layout" svg:x1="16.51cm" svg:y1="1.588cm" svg:x2="16.51cm" svg:y2="12.066cm">
          <text:p/>
        </draw:line>
        <draw:line draw:style-name="gr11" draw:text-style-name="P3" draw:layer="layout" svg:x1="16.827cm" svg:y1="2.223cm" svg:x2="16.827cm" svg:y2="12.701cm">
          <text:p/>
        </draw:line>
        <draw:line draw:style-name="gr11" draw:text-style-name="P3" draw:layer="layout" svg:x1="0.635cm" svg:y1="0.953cm" svg:x2="6.667cm" svg:y2="0.953cm">
          <text:p/>
        </draw:line>
        <draw:frame draw:style-name="gr12" draw:text-style-name="P5" draw:layer="layout" svg:width="6.032cm" svg:height="0.318cm" svg:x="0.635cm" svg:y="0.635cm">
          <draw:text-box>
            <text:p text:style-name="P4"><text:span text:style-name="T2">Front End</text:span></text:p>
          </draw:text-box>
        </draw:frame>
        <draw:custom-shape draw:style-name="gr13" draw:text-style-name="P2" draw:layer="layout" svg:width="1.587cm" svg:height="0.635cm" svg:x="19.368cm" svg:y="1.588cm">
          <text:p text:style-name="P1"><text:span text:style-name="T1">Request handler</text:span></text:p>
          <text:p text:style-name="P1"><text:span text:style-name="T2">(Next.js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2" draw:layer="layout" svg:width="3.175cm" svg:height="0.634cm" svg:x="25.082cm" svg:y="4.764cm">
          <text:p text:style-name="P1"><text:span text:style-name="T1">LLM</text:span></text:p>
          <text:p text:style-name="P1"><text:span text:style-name="T2">(TBD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2" draw:layer="layout" svg:width="3.174cm" svg:height="2.858cm" svg:x="25.083cm" svg:y="1.588cm">
          <text:p text:style-name="P1"><text:span text:style-name="T1">Database</text:span></text:p>
          <text:p text:style-name="P1"><text:span text:style-name="T2">(TBD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2" draw:layer="layout" svg:width="1.587cm" svg:height="0.635cm" svg:x="29.845cm" svg:y="4.763cm">
          <text:p text:style-name="P1"><text:span text:style-name="T1">Personal-finance datas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7" draw:layer="layout" svg:width="2.539cm" svg:height="1.905cm" svg:x="25.4cm" svg:y="2.223cm">
          <text:p text:style-name="P6"><text:span text:style-name="T2">For each user accou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3" draw:layer="layout" svg:x1="16.828cm" svg:y1="2.223cm" svg:x2="19.367cm" svg:y2="2.223cm">
          <text:p/>
        </draw:line>
        <draw:frame draw:style-name="gr3" draw:text-style-name="P5" draw:layer="layout" svg:width="2.222cm" svg:height="0.317cm" svg:x="17.145cm" svg:y="1.906cm">
          <draw:text-box>
            <text:p text:style-name="P4"><text:span text:style-name="T2">JSON-encoded response</text:span></text:p>
          </draw:text-box>
        </draw:frame>
        <draw:line draw:style-name="gr2" draw:text-style-name="P3" draw:layer="layout" svg:x1="16.51cm" svg:y1="1.588cm" svg:x2="19.367cm" svg:y2="1.588cm">
          <text:p/>
        </draw:line>
        <draw:frame draw:style-name="gr3" draw:text-style-name="P5" draw:layer="layout" svg:width="2.222cm" svg:height="0.318cm" svg:x="17.145cm" svg:y="1.27cm">
          <draw:text-box>
            <text:p text:style-name="P4"><text:span text:style-name="T2">Request</text:span></text:p>
          </draw:text-box>
        </draw:frame>
        <draw:frame draw:style-name="gr3" draw:text-style-name="P5" draw:layer="layout" svg:width="3.492cm" svg:height="0.318cm" svg:x="21.59cm" svg:y="1.27cm">
          <draw:text-box>
            <text:p text:style-name="P4"><text:span text:style-name="T2">Query</text:span></text:p>
          </draw:text-box>
        </draw:frame>
        <draw:line draw:style-name="gr2" draw:text-style-name="P3" draw:layer="layout" svg:x1="21.272cm" svg:y1="1.588cm" svg:x2="25.082cm" svg:y2="1.588cm">
          <text:p/>
        </draw:line>
        <draw:line draw:style-name="gr8" draw:text-style-name="P3" draw:layer="layout" svg:x1="21.59cm" svg:y1="2.223cm" svg:x2="25.082cm" svg:y2="2.223cm">
          <text:p/>
        </draw:line>
        <draw:frame draw:style-name="gr3" draw:text-style-name="P5" draw:layer="layout" svg:width="3.492cm" svg:height="0.317cm" svg:x="21.59cm" svg:y="1.906cm">
          <draw:text-box>
            <text:p text:style-name="P4"><text:span text:style-name="T2">Result of query</text:span></text:p>
          </draw:text-box>
        </draw:frame>
        <draw:line draw:style-name="gr2" draw:text-style-name="P3" draw:layer="layout" svg:x1="21.273cm" svg:y1="4.763cm" svg:x2="25.082cm" svg:y2="4.763cm">
          <text:p/>
        </draw:line>
        <draw:frame draw:style-name="gr18" draw:text-style-name="P5" draw:layer="layout" svg:width="3.492cm" svg:height="0.317cm" svg:x="21.59cm" svg:y="4.446cm">
          <draw:text-box>
            <text:p text:style-name="P4"><text:span text:style-name="T2">Request “insights” via OpenAI API</text:span></text:p>
          </draw:text-box>
        </draw:frame>
        <draw:line draw:style-name="gr8" draw:text-style-name="P3" draw:layer="layout" svg:x1="21.59cm" svg:y1="5.398cm" svg:x2="25.082cm" svg:y2="5.398cm">
          <text:p/>
        </draw:line>
        <draw:frame draw:style-name="gr3" draw:text-style-name="P5" draw:layer="layout" svg:width="3.492cm" svg:height="0.318cm" svg:x="21.59cm" svg:y="5.08cm">
          <draw:text-box>
            <text:p text:style-name="P4"><text:span text:style-name="T2">“Insights” via OpenAI API</text:span></text:p>
          </draw:text-box>
        </draw:frame>
        <draw:line draw:style-name="gr11" draw:text-style-name="P3" draw:layer="layout" svg:x1="21.59cm" svg:y1="5.398cm" svg:x2="21.59cm" svg:y2="2.223cm">
          <text:p/>
        </draw:line>
        <draw:line draw:style-name="gr11" draw:text-style-name="P3" draw:layer="layout" svg:x1="21.272cm" svg:y1="4.763cm" svg:x2="21.272cm" svg:y2="1.588cm">
          <text:p/>
        </draw:line>
        <draw:line draw:style-name="gr8" draw:text-style-name="P3" draw:layer="layout" svg:x1="20.955cm" svg:y1="2.223cm" svg:x2="21.59cm" svg:y2="2.223cm">
          <text:p/>
        </draw:line>
        <draw:line draw:style-name="gr2" draw:text-style-name="P3" draw:layer="layout" svg:x1="20.955cm" svg:y1="1.588cm" svg:x2="21.273cm" svg:y2="1.588cm">
          <text:p/>
        </draw:line>
        <draw:line draw:style-name="gr2" draw:text-style-name="P3" draw:layer="layout" svg:x1="28.257cm" svg:y1="5.08cm" svg:x2="29.845cm" svg:y2="5.08cm">
          <text:p/>
        </draw:line>
        <draw:frame draw:style-name="gr3" draw:text-style-name="P5" draw:layer="layout" svg:width="1.27cm" svg:height="0.318cm" svg:x="28.257cm" svg:y="4.763cm">
          <draw:text-box>
            <text:p text:style-name="P4"><text:span text:style-name="T2">Trained upon</text:span></text:p>
          </draw:text-box>
        </draw:frame>
        <draw:line draw:style-name="gr11" draw:text-style-name="P3" draw:layer="layout" svg:x1="19.367cm" svg:y1="0.952cm" svg:x2="31.432cm" svg:y2="0.953cm">
          <text:p/>
        </draw:line>
        <draw:frame draw:style-name="gr12" draw:text-style-name="P5" draw:layer="layout" svg:width="12.065cm" svg:height="0.318cm" svg:x="19.367cm" svg:y="0.634cm">
          <draw:text-box>
            <text:p text:style-name="P4"><text:span text:style-name="T2">Back End</text:span></text:p>
          </draw:text-box>
        </draw:frame>
        <draw:custom-shape draw:style-name="gr19" draw:text-style-name="P7" draw:layer="layout" svg:width="1.904cm" svg:height="0.32cm" svg:x="25.718cm" svg:y="2.541cm">
          <text:p text:style-name="P6"><text:span text:style-name="T2">Profile inform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7" draw:layer="layout" svg:width="1.904cm" svg:height="0.315cm" svg:x="25.718cm" svg:y="2.861cm">
          <text:p text:style-name="P6"><text:span text:style-name="T2">Budge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7" draw:layer="layout" svg:width="1.904cm" svg:height="0.317cm" svg:x="25.717cm" svg:y="3.176cm">
          <text:p text:style-name="P6"><text:span text:style-name="T2">Expens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7" draw:layer="layout" svg:width="1.904cm" svg:height="0.318cm" svg:x="25.717cm" svg:y="3.493cm">
          <text:p text:style-name="P6"><text:span text:style-name="T2">Goals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635cm" fo:margin-bottom="0.635cm" fo:margin-left="0.635cm" fo:margin-right="0.635cm" fo:page-width="32.385cm" fo:page-height="13.9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Jonathan Gruber</meta:initial-creator>
    <meta:creation-date>2026-02-21T14:49:01.891506721</meta:creation-date>
    <dc:date>2026-02-24T16:15:58.052464331</dc:date>
    <dc:creator>Jonathan Gruber</dc:creator>
    <meta:editing-duration>PT2H5M32S</meta:editing-duration>
    <meta:editing-cycles>40</meta:editing-cycles>
    <meta:generator>LibreOffice/26.2.0.3$Linux_X86_64 LibreOffice_project/620$Build-3</meta:generator>
    <meta:print-date>2026-02-21T22:38:55.584760545</meta:print-date>
    <meta:printed-by>PDF files: Jonathan Gruber</meta:printed-by>
    <meta:document-statistic meta:object-count="96"/>
  </office:meta>
</office:document-meta>
</file>